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634b4" officeooo:paragraph-rsid="000634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81a5c" officeooo:paragraph-rsid="00081a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634b4"/>
    </style:style>
    <style:style style:name="T4" style:family="text">
      <style:text-properties style:font-name="Calibri1" fo:font-size="11pt" officeooo:rsid="000634b4"/>
    </style:style>
    <style:style style:name="T5" style:family="text">
      <style:text-properties officeooo:rsid="00081a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sequence"/>
        <text:variable-decl office:value-type="string" text:name="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span text:style-name="T5">Sunday, January 30, 2022</text:span></text:p>
      <text:p text:style-name="P1"><text:span text:style-name="T6">Reference</text:span>: SECL/OP/HR/SE/2022/<text:variable-get text:name="sequence"/></text:p>
      <text:p text:style-name="Text_20_body">Name<text:tab/><text:tab/>: <text:variable-get text:name="name"/></text:p>
      <text:p text:style-name="Text_20_body">Wing<text:tab/><text:tab/>: </text:p>
      <text:p text:style-name="Text_20_body"><text:span text:style-name="T2">Unit</text:span><text:span text:style-name="T1"> <text:tab/><text:tab/></text:span><text:span text:style-name="T2">: </text:span></text:p>
      <text:p text:style-name="Text_20_body"/>
      <text:p text:style-name="Text_20_body">Subject<text:tab/><text:tab/>: <text:span text:style-name="T7">Salary enhancement</text:span></text:p>
      <text:p text:style-name="Text_20_body"/>
      <text:p text:style-name="Text_20_body">Dear </text:p>
      <text:p text:style-name="Text_20_body"/>
      <text:p text:style-name="Text_20_body">Congratulations!!!</text:p>
      <text:p text:style-name="Text_20_body"/>
      <text:p text:style-name="Text_20_body">It is our pleasure to let you know that, based on your job experience, <text:span text:style-name="T3">performance</text:span> and effort in the organization, Spectrum Engineering Consortium Ltd. is offering you a salary enhancement. Please note that th<text:span text:style-name="T4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">Wing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Unit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Grade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Designation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">Reporting Supervisor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6">January 01, 2022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4">together</text:span> in coming <text:span text:style-name="T4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1629666118" text:style-name="L1">
        <text:list-item>
          <text:p text:style-name="P7">Personal File</text:p>
        </text:list-item>
        <text:list-item>
          <text:p text:style-name="P7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1-25T18:21:43.597000000</dc:date>
    <meta:editing-duration>PT3H21M1S</meta:editing-duration>
    <meta:editing-cycles>10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33" meta:word-count="121" meta:character-count="758" meta:non-whitespace-character-count="662"/>
  </office:meta>
</office:document-meta>
</file>